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5.681cm" table:align="right"/>
    </style:style>
    <style:style style:name="Tabelle1.A" style:family="table-column">
      <style:table-column-properties style:column-width="2.91cm"/>
    </style:style>
    <style:style style:name="Tabelle1.B" style:family="table-column">
      <style:table-column-properties style:column-width="4.281cm"/>
    </style:style>
    <style:style style:name="Tabelle1.C" style:family="table-column">
      <style:table-column-properties style:column-width="4.113cm"/>
    </style:style>
    <style:style style:name="Tabelle1.D" style:family="table-column">
      <style:table-column-properties style:column-width="4.37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5.655cm" fo:margin-left="1.351cm" table:align="left"/>
    </style:style>
    <style:style style:name="Tabelle2.A" style:family="table-column">
      <style:table-column-properties style:column-width="1.699cm"/>
    </style:style>
    <style:style style:name="Tabelle2.B" style:family="table-column">
      <style:table-column-properties style:column-width="1.896cm"/>
    </style:style>
    <style:style style:name="Tabelle2.C" style:family="table-column">
      <style:table-column-properties style:column-width="9.502cm"/>
    </style:style>
    <style:style style:name="Tabelle2.D" style:family="table-column">
      <style:table-column-properties style:column-width="2.558cm"/>
    </style:style>
    <style:style style:name="Tabelle2.A1" style:family="table-cell">
      <style:table-cell-properties fo:background-color="#d3d3d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d3d3d3" fo:padding="0.097cm" fo:border="0.05pt solid #000000">
        <style:background-image/>
      </style:table-cell-properties>
    </style:style>
    <style:style style:name="Tabelle2.A2" style:family="table-cell">
      <style:table-cell-properties fo:background-color="#add8e6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background-color="#32cd32" fo:padding="0.097cm" fo:border-left="0.05pt solid #000000" fo:border-right="none" fo:border-top="none" fo:border-bottom="0.05pt solid #000000">
        <style:background-image/>
      </style:table-cell-properties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background-color="#9acd32" fo:padding="0.097cm" fo:border-left="0.05pt solid #000000" fo:border-right="none" fo:border-top="none" fo:border-bottom="0.05pt solid #000000">
        <style:background-image/>
      </style:table-cell-properties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background-color="#ffa500" fo:padding="0.097cm" fo:border-left="0.05pt solid #000000" fo:border-right="none" fo:border-top="none" fo:border-bottom="0.05pt solid #000000">
        <style:background-image/>
      </style:table-cell-properties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background-color="#ff4500" fo:padding="0.097cm" fo:border-left="0.05pt solid #000000" fo:border-right="none" fo:border-top="none" fo:border-bottom="0.05pt solid #000000">
        <style:background-image/>
      </style:table-cell-properties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background-color="#ff69b4" fo:padding="0.097cm" fo:border-left="0.05pt solid #000000" fo:border-right="none" fo:border-top="none" fo:border-bottom="0.05pt solid #000000">
        <style:background-image/>
      </style:table-cell-properties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background-color="#a9a9a9" fo:padding="0.097cm" fo:border-left="0.05pt solid #000000" fo:border-right="none" fo:border-top="none" fo:border-bottom="0.05pt solid #000000">
        <style:background-image/>
      </style:table-cell-properties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a3b95" officeooo:paragraph-rsid="001a3b95"/>
    </style:style>
    <style:style style:name="P2" style:family="paragraph" style:parent-style-name="Standard">
      <style:text-properties style:font-name="Calibri" fo:font-weight="bold" officeooo:rsid="001a3b95" officeooo:paragraph-rsid="001a3b95" style:font-weight-asian="bold" style:font-weight-complex="bold"/>
    </style:style>
    <style:style style:name="P3" style:family="paragraph" style:parent-style-name="Standard" style:list-style-name="L1">
      <style:text-properties style:font-name="Calibri" officeooo:rsid="001c218b" officeooo:paragraph-rsid="001c218b"/>
    </style:style>
    <style:style style:name="P4" style:family="paragraph" style:parent-style-name="Standard">
      <style:text-properties style:font-name="Calibri" officeooo:rsid="00171cdb" officeooo:paragraph-rsid="001c218b"/>
    </style:style>
    <style:style style:name="P5" style:family="paragraph" style:parent-style-name="Standard" style:list-style-name="L1">
      <style:text-properties style:font-name="Calibri" officeooo:rsid="001edeba" officeooo:paragraph-rsid="001d7fb8"/>
    </style:style>
    <style:style style:name="P6" style:family="paragraph" style:parent-style-name="Standard" style:list-style-name="L1">
      <style:text-properties style:font-name="Calibri" officeooo:rsid="001d7fb8" officeooo:paragraph-rsid="001d7fb8"/>
    </style:style>
    <style:style style:name="P7" style:family="paragraph" style:parent-style-name="Standard" style:list-style-name="L1">
      <style:text-properties style:font-name="Calibri" officeooo:rsid="00342d7c" officeooo:paragraph-rsid="00342d7c"/>
    </style:style>
    <style:style style:name="P8" style:family="paragraph" style:parent-style-name="Standard">
      <style:text-properties style:font-name="Calibri" officeooo:rsid="00214d22" officeooo:paragraph-rsid="00214d22"/>
    </style:style>
    <style:style style:name="P9" style:family="paragraph" style:parent-style-name="Standard" style:list-style-name="L1">
      <style:text-properties style:font-name="Calibri" officeooo:rsid="0023dc3e" officeooo:paragraph-rsid="002aff0d"/>
    </style:style>
    <style:style style:name="P10" style:family="paragraph" style:parent-style-name="Standard" style:list-style-name="L1">
      <style:text-properties style:font-name="Calibri" officeooo:rsid="001d7fb8" officeooo:paragraph-rsid="001f4f88"/>
    </style:style>
    <style:style style:name="P11" style:family="paragraph" style:parent-style-name="Standard" style:list-style-name="L1">
      <style:text-properties style:font-name="Calibri" officeooo:rsid="001ffb14" officeooo:paragraph-rsid="001d7fb8"/>
    </style:style>
    <style:style style:name="P12" style:family="paragraph" style:parent-style-name="Standard" style:list-style-name="L1">
      <style:text-properties style:font-name="Calibri" officeooo:rsid="0023dc3e" officeooo:paragraph-rsid="001d7fb8"/>
    </style:style>
    <style:style style:name="P13" style:family="paragraph" style:parent-style-name="Standard" style:list-style-name="L1">
      <style:text-properties style:font-name="Calibri" officeooo:rsid="001f4f88" officeooo:paragraph-rsid="001f4f88"/>
    </style:style>
    <style:style style:name="P14" style:family="paragraph" style:parent-style-name="Table_20_Contents">
      <style:text-properties style:font-name="Calibri" fo:font-size="11pt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214d22" officeooo:paragraph-rsid="00214d22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22fe2d" officeooo:paragraph-rsid="0022fe2d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249ff8" officeooo:paragraph-rsid="00249ff8" style:font-size-asian="11pt" style:font-size-complex="11pt"/>
    </style:style>
    <style:style style:name="P18" style:family="paragraph" style:parent-style-name="Table_20_Contents">
      <style:text-properties style:font-name="Calibri" fo:font-size="11pt" officeooo:rsid="0022fe2d" officeooo:paragraph-rsid="0025b50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022fe2d" officeooo:paragraph-rsid="00249ff8" style:font-size-asian="11pt" style:font-size-complex="11pt"/>
    </style:style>
    <style:style style:name="P20" style:family="paragraph" style:parent-style-name="Table_20_Contents">
      <style:text-properties style:font-name="Calibri" fo:font-size="11pt" officeooo:rsid="0022fe2d" officeooo:paragraph-rsid="002776f9" style:font-size-asian="11pt" style:font-size-complex="11pt"/>
    </style:style>
    <style:style style:name="P21" style:family="paragraph" style:parent-style-name="Table_20_Contents">
      <style:text-properties style:font-name="Calibri" fo:font-size="11pt" officeooo:rsid="0025b50d" officeooo:paragraph-rsid="0025b50d" style:font-size-asian="11pt" style:font-size-complex="11pt"/>
    </style:style>
    <style:style style:name="P22" style:family="paragraph" style:parent-style-name="Table_20_Contents">
      <style:text-properties style:font-name="Calibri" fo:font-size="11pt" officeooo:rsid="0029a19d" officeooo:paragraph-rsid="0029a19d" style:font-size-asian="11pt" style:font-size-complex="11pt"/>
    </style:style>
    <style:style style:name="P23" style:family="paragraph" style:parent-style-name="Table_20_Contents">
      <style:text-properties style:font-name="Calibri" fo:font-size="11pt" officeooo:rsid="0021bbf8" officeooo:paragraph-rsid="0021bbf8" style:font-size-asian="11pt" style:font-size-complex="11pt"/>
    </style:style>
    <style:style style:name="P24" style:family="paragraph" style:parent-style-name="Table_20_Contents">
      <style:text-properties style:font-name="Calibri" fo:font-size="11pt" officeooo:rsid="0022fb15" officeooo:paragraph-rsid="0022fb15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2776f9" officeooo:paragraph-rsid="002776f9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2776f9" officeooo:paragraph-rsid="0029a19d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22fb15" officeooo:paragraph-rsid="0029a19d" style:font-size-asian="11pt" style:font-size-complex="11pt"/>
    </style:style>
    <style:style style:name="P28" style:family="paragraph" style:parent-style-name="Standard">
      <style:text-properties style:font-name="Calibri" officeooo:rsid="001f4f88" officeooo:paragraph-rsid="001f4f88"/>
    </style:style>
    <style:style style:name="P29" style:family="paragraph" style:parent-style-name="Standard" style:list-style-name="L1">
      <style:text-properties style:font-name="Calibri" officeooo:rsid="0029a19d" officeooo:paragraph-rsid="0029a19d"/>
    </style:style>
    <style:style style:name="P30" style:family="paragraph" style:parent-style-name="Standard" style:list-style-name="L1">
      <style:text-properties officeooo:rsid="0029a19d" officeooo:paragraph-rsid="0029a19d"/>
    </style:style>
    <style:style style:name="P31" style:family="paragraph" style:parent-style-name="Standard">
      <style:text-properties style:font-name="Calibri" officeooo:rsid="0029a19d" officeooo:paragraph-rsid="0029a19d"/>
    </style:style>
    <style:style style:name="P32" style:family="paragraph" style:parent-style-name="Standard">
      <style:text-properties style:font-name="Calibri" fo:font-weight="bold" officeooo:rsid="0038b916" officeooo:paragraph-rsid="0038b916" style:font-weight-asian="bold" style:font-weight-complex="bold"/>
    </style:style>
    <style:style style:name="P33" style:family="paragraph" style:parent-style-name="Standard" style:list-style-name="L2">
      <style:text-properties style:font-name="Calibri" officeooo:rsid="003934e1" officeooo:paragraph-rsid="003934e1"/>
    </style:style>
    <style:style style:name="P34" style:family="paragraph" style:parent-style-name="Standard" style:list-style-name="L2">
      <style:text-properties style:font-name="Calibri" officeooo:rsid="0038b916" officeooo:paragraph-rsid="0038b916"/>
    </style:style>
    <style:style style:name="P35" style:family="paragraph" style:parent-style-name="Standard">
      <style:text-properties style:font-name="Calibri" officeooo:rsid="00171cdb" officeooo:paragraph-rsid="00171cdb"/>
    </style:style>
    <style:style style:name="P36" style:family="paragraph" style:parent-style-name="Standard">
      <style:text-properties style:font-name="Calibri" style:text-underline-style="solid" style:text-underline-width="auto" style:text-underline-color="font-color" officeooo:rsid="0033f4ec" officeooo:paragraph-rsid="0033f4ec"/>
    </style:style>
    <style:style style:name="P37" style:family="paragraph" style:parent-style-name="Standard">
      <style:text-properties style:font-name="Calibri" officeooo:rsid="0033f4ec" officeooo:paragraph-rsid="0033f4ec"/>
    </style:style>
    <style:style style:name="P38" style:family="paragraph" style:parent-style-name="Standard" style:list-style-name="L3">
      <style:text-properties style:font-name="Calibri" officeooo:rsid="00342d7c" officeooo:paragraph-rsid="00342d7c"/>
    </style:style>
    <style:style style:name="P39" style:family="paragraph" style:parent-style-name="Standard" style:list-style-name="L3">
      <style:text-properties style:font-name="Calibri" officeooo:rsid="001d7fb8" officeooo:paragraph-rsid="001d7fb8"/>
    </style:style>
    <style:style style:name="P40" style:family="paragraph" style:parent-style-name="Standard" style:list-style-name="L3">
      <style:text-properties style:font-name="Calibri" officeooo:rsid="0033f4ec" officeooo:paragraph-rsid="0033f4ec"/>
    </style:style>
    <style:style style:name="P41" style:family="paragraph" style:parent-style-name="Standard" style:list-style-name="L4">
      <style:text-properties style:font-name="Calibri" officeooo:rsid="00342d7c" officeooo:paragraph-rsid="00342d7c"/>
    </style:style>
    <style:style style:name="P42" style:family="paragraph" style:parent-style-name="Standard" style:list-style-name="L4">
      <style:text-properties style:font-name="Calibri" officeooo:rsid="001e0388" officeooo:paragraph-rsid="002bdeee"/>
    </style:style>
    <style:style style:name="P43" style:family="paragraph" style:parent-style-name="Standard" style:list-style-name="L4">
      <style:text-properties style:font-name="Calibri" officeooo:rsid="0025efb5" officeooo:paragraph-rsid="002bdeee"/>
    </style:style>
    <style:style style:name="P44" style:family="paragraph" style:parent-style-name="Standard" style:list-style-name="L4">
      <style:text-properties style:font-name="Calibri" officeooo:rsid="0033f4ec" officeooo:paragraph-rsid="0033f4ec"/>
    </style:style>
    <style:style style:name="P45" style:family="paragraph" style:parent-style-name="Table_20_Contents">
      <style:text-properties style:font-name="Calibri" fo:font-size="10pt" fo:font-weight="bold" officeooo:rsid="0037f86c" officeooo:paragraph-rsid="002bdeee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style:font-name="Calibri" officeooo:rsid="00261918" officeooo:paragraph-rsid="002bdeee"/>
    </style:style>
    <style:style style:name="P47" style:family="paragraph" style:parent-style-name="Table_20_Contents">
      <style:text-properties style:font-name="Calibri" fo:font-size="8pt" officeooo:rsid="00261918" officeooo:paragraph-rsid="002bdeee" style:font-size-asian="8pt" style:font-size-complex="8pt"/>
    </style:style>
    <style:style style:name="P48" style:family="paragraph" style:parent-style-name="Table_20_Contents">
      <style:text-properties style:font-name="Calibri" fo:font-size="10pt" officeooo:rsid="00261918" officeooo:paragraph-rsid="002bdeee" style:font-size-asian="10pt" style:font-size-complex="10pt"/>
    </style:style>
    <style:style style:name="P49" style:family="paragraph" style:parent-style-name="Table_20_Contents">
      <style:text-properties style:font-name="Calibri" officeooo:rsid="0037f86c" officeooo:paragraph-rsid="002bdeee"/>
    </style:style>
    <style:style style:name="P50" style:family="paragraph" style:parent-style-name="Standard">
      <style:text-properties style:font-name="Calibri" fo:font-size="10pt" officeooo:rsid="0025efb5" officeooo:paragraph-rsid="002bdeee" style:font-size-asian="10pt" style:font-size-complex="10pt"/>
    </style:style>
    <style:style style:name="P51" style:family="paragraph" style:parent-style-name="Table_20_Contents">
      <style:text-properties style:font-name="Calibri" fo:font-size="8pt" officeooo:rsid="00261cfe" officeooo:paragraph-rsid="002bdeee" style:font-size-asian="8pt" style:font-size-complex="8pt"/>
    </style:style>
    <style:style style:name="P52" style:family="paragraph" style:parent-style-name="Standard">
      <style:text-properties style:font-name="Calibri" fo:font-size="10pt" officeooo:rsid="00261cfe" officeooo:paragraph-rsid="002bdeee" style:font-size-asian="10pt" style:font-size-complex="10pt"/>
    </style:style>
    <style:style style:name="P53" style:family="paragraph" style:parent-style-name="Table_20_Contents">
      <style:text-properties style:font-name="Calibri" fo:font-size="8pt" officeooo:paragraph-rsid="002bdeee" style:font-size-asian="8pt" style:font-size-complex="8pt"/>
    </style:style>
    <style:style style:name="P54" style:family="paragraph" style:parent-style-name="Table_20_Contents">
      <style:text-properties style:font-name="Calibri" officeooo:paragraph-rsid="002bdeee"/>
    </style:style>
    <style:style style:name="P55" style:family="paragraph" style:parent-style-name="Standard" style:list-style-name="L4">
      <style:text-properties style:font-name="Calibri" officeooo:rsid="00261cfe" officeooo:paragraph-rsid="002bdeee"/>
    </style:style>
    <style:style style:name="P56" style:family="paragraph" style:parent-style-name="Standard">
      <style:text-properties style:font-name="Calibri" officeooo:rsid="00261cfe" officeooo:paragraph-rsid="002bdeee"/>
    </style:style>
    <style:style style:name="P57" style:family="paragraph" style:parent-style-name="Standard">
      <style:text-properties style:font-name="Calibri" officeooo:rsid="001d7fb8" officeooo:paragraph-rsid="001d7fb8"/>
    </style:style>
    <style:style style:name="P58" style:family="paragraph" style:parent-style-name="Standard">
      <style:text-properties style:font-name="Calibri" style:text-underline-style="solid" style:text-underline-width="auto" style:text-underline-color="font-color" officeooo:rsid="00249ff8" officeooo:paragraph-rsid="00249ff8"/>
    </style:style>
    <style:style style:name="P59" style:family="paragraph" style:parent-style-name="Standard">
      <style:text-properties style:font-name="Calibri" officeooo:rsid="00286910" officeooo:paragraph-rsid="00286910"/>
    </style:style>
    <style:style style:name="P60" style:family="paragraph" style:parent-style-name="Standard" style:list-style-name="L5">
      <style:text-properties style:font-name="Calibri" officeooo:rsid="00286910" officeooo:paragraph-rsid="00286910"/>
    </style:style>
    <style:style style:name="P61" style:family="paragraph" style:parent-style-name="Standard" style:list-style-name="L6">
      <style:text-properties style:font-name="Calibri" officeooo:rsid="003171d0" officeooo:paragraph-rsid="003171d0"/>
    </style:style>
    <style:style style:name="P62" style:family="paragraph" style:parent-style-name="Standard" style:list-style-name="L6">
      <style:text-properties style:font-name="Calibri" officeooo:rsid="00249ff8" officeooo:paragraph-rsid="003171d0"/>
    </style:style>
    <style:style style:name="P63" style:family="paragraph" style:parent-style-name="Standard" style:list-style-name="L6">
      <style:text-properties style:font-name="Calibri" officeooo:rsid="002c3e26" officeooo:paragraph-rsid="002c3e26"/>
    </style:style>
    <style:style style:name="P64" style:family="paragraph" style:parent-style-name="Standard" style:list-style-name="L6">
      <style:text-properties style:font-name="Calibri" officeooo:rsid="002e2463" officeooo:paragraph-rsid="002e2463"/>
    </style:style>
    <style:style style:name="P65" style:family="paragraph" style:parent-style-name="Standard" style:list-style-name="L6">
      <style:text-properties style:font-name="Calibri" officeooo:rsid="002e2463" officeooo:paragraph-rsid="002fc5ab"/>
    </style:style>
    <style:style style:name="P66" style:family="paragraph" style:parent-style-name="Standard" style:list-style-name="L6">
      <style:text-properties style:font-name="Calibri" officeooo:rsid="002fc5ab" officeooo:paragraph-rsid="002fc5ab"/>
    </style:style>
    <style:style style:name="P67" style:family="paragraph" style:parent-style-name="Standard">
      <style:text-properties style:font-name="Calibri" officeooo:rsid="002fc5ab" officeooo:paragraph-rsid="002fc5a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59c53"/>
    </style:style>
    <style:style style:name="T3" style:family="text">
      <style:text-properties officeooo:rsid="0033f4ec"/>
    </style:style>
    <style:style style:name="T4" style:family="text">
      <style:text-properties officeooo:rsid="001d7fb8"/>
    </style:style>
    <style:style style:name="T5" style:family="text">
      <style:text-properties officeooo:rsid="00286910"/>
    </style:style>
    <style:style style:name="T6" style:family="text">
      <style:text-properties officeooo:rsid="00342d7c"/>
    </style:style>
    <style:style style:name="T7" style:family="text">
      <style:text-properties officeooo:rsid="001f4f88"/>
    </style:style>
    <style:style style:name="T8" style:family="text">
      <style:text-properties officeooo:rsid="0021cdd3"/>
    </style:style>
    <style:style style:name="T9" style:family="text">
      <style:text-properties officeooo:rsid="0025b50d"/>
    </style:style>
    <style:style style:name="T10" style:family="text">
      <style:text-properties officeooo:rsid="00249ff8"/>
    </style:style>
    <style:style style:name="T11" style:family="text">
      <style:text-properties officeooo:rsid="002776f9"/>
    </style:style>
    <style:style style:name="T12" style:family="text">
      <style:text-properties officeooo:rsid="0022fb15"/>
    </style:style>
    <style:style style:name="T13" style:family="text">
      <style:text-properties officeooo:rsid="0029a19d"/>
    </style:style>
    <style:style style:name="T14" style:family="text">
      <style:text-properties style:font-name="Calibri"/>
    </style:style>
    <style:style style:name="T15" style:family="text">
      <style:text-properties style:font-name="Calibri" officeooo:rsid="002aff0d"/>
    </style:style>
    <style:style style:name="T16" style:family="text">
      <style:text-properties officeooo:rsid="002bdeee"/>
    </style:style>
    <style:style style:name="T17" style:family="text">
      <style:text-properties officeooo:rsid="001ee08e"/>
    </style:style>
    <style:style style:name="T18" style:family="text">
      <style:text-properties officeooo:rsid="00377ce9"/>
    </style:style>
    <style:style style:name="T19" style:family="text">
      <style:text-properties officeooo:rsid="003107fc"/>
    </style:style>
    <style:style style:name="T20" style:family="text">
      <style:text-properties officeooo:rsid="00295be0"/>
    </style:style>
    <style:style style:name="T21" style:family="text">
      <style:text-properties officeooo:rsid="00261cfe"/>
    </style:style>
    <style:style style:name="T22" style:family="text">
      <style:text-properties officeooo:rsid="00261918"/>
    </style:style>
    <style:style style:name="T23" style:family="text">
      <style:text-properties officeooo:rsid="0037f86c"/>
    </style:style>
    <style:style style:name="T24" style:family="text">
      <style:text-properties officeooo:rsid="002e539e"/>
    </style:style>
    <style:style style:name="T25" style:family="text">
      <style:text-properties officeooo:rsid="002e2463"/>
    </style:style>
    <style:style style:name="T26" style:family="text">
      <style:text-properties officeooo:rsid="003171d0"/>
    </style:style>
    <style:style style:name="T27" style:family="text">
      <style:text-properties officeooo:rsid="002fc5a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P</text:p>
      <text:p text:style-name="P1">Qiu+</text:p>
      <text:p text:style-name="P1"/>
      <text:p text:style-name="P2">Test-Software <text:span text:style-name="T1">(für Inbetriebnahme)</text:span></text:p>
      <text:p text:style-name="P1"/>
      <text:p text:style-name="P2">Anforderungen / Wünsche / Ideen für Weiterentwicklung</text:p>
      <text:p text:style-name="P1"/>
      <text:list text:style-name="L1">
        <text:list-item>
          <text:p text:style-name="P3">Versionsnummer vergeben:</text:p>
          <text:list>
            <text:list-item>
              <text:p text:style-name="P3">GUI ohne sound load: 2.0.0.0</text:p>
            </text:list-item>
            <text:list-item>
              <text:p text:style-name="P3">GUI mit sound loard: 2.<text:span text:style-name="T2">1</text:span>.<text:span text:style-name="T2">0</text:span>.0</text:p>
              <text:p text:style-name="P3">(Bem: bisherige Test-Software von Uwe entspricht VN 1.0.0.x )</text:p>
            </text:list-item>
            <text:list-item>
              <text:p text:style-name="P3">2.<text:span text:style-name="T2">x</text:span>.x.x ist manueller Test</text:p>
            </text:list-item>
            <text:list-item>
              <text:p text:style-name="P3"><text:span text:style-name="T2">3</text:span>.<text:span text:style-name="T2">0</text:span>.x.x ist <text:span text:style-name="T3">Test mit automatischem Ablauf</text:span> </text:p>
            </text:list-item>
          </text:list>
        </text:list-item>
      </text:list>
      <text:p text:style-name="P4"/>
      <text:list text:continue-numbering="true" text:style-name="L1">
        <text:list-item>
          <text:p text:style-name="P5"><text:span text:style-name="T4">Firmware </text:span>Flash<text:span text:style-name="T5">en</text:span> <text:span text:style-name="T4">F</text:span>unktion mit einbauen </text:p>
          <text:list>
            <text:list-item>
              <text:p text:style-name="P6">auf Nutzung von <text:span text:style-name="T3">separater App (</text:span>Elprotronic Lite FET-Pro430<text:span text:style-name="T3">)</text:span> verzichten</text:p>
            </text:list-item>
            <text:list-item>
              <text:p text:style-name="P5">MSP Flasher Tool <text:span text:style-name="T6">von Texas Instruments einbinden (?)</text:span></text:p>
            </text:list-item>
            <text:list-item>
              <text:p text:style-name="P5"><text:span text:style-name="T6">zu Beginn</text:span> Sound-<text:span text:style-name="T6">File und</text:span> Firmware-<text:span text:style-name="T6">File</text:span> <text:span text:style-name="T6">nacheinander aufspielen</text:span></text:p>
              <text:list>
                <text:list-item>
                  <text:p text:style-name="P7">nicht über USB sondern Spy-Bi-Wire</text:p>
                </text:list-item>
                <text:list-item>
                  <text:p text:style-name="P6">alle (4) Sounds auf einmal → sollten in hex-file vorliegen (so wie Clemens damals gemacht hatte)</text:p>
                </text:list-item>
              </text:list>
            </text:list-item>
          </text:list>
        </text:list-item>
      </text:list>
      <text:p text:style-name="P8"/>
      <text:list text:continue-numbering="true" text:style-name="L1">
        <text:list-item>
          <text:p text:style-name="P9">Retrigger Mode default deaktiviert (nach SW Start)</text:p>
        </text:list-item>
        <text:list-item>
          <text:p text:style-name="P10"><text:span text:style-name="T7">Hintergrundfarbe Statussignalisierung: </text:span>helleres Grün / Rot / Gelb verwenden </text:p>
        </text:list-item>
        <text:list-item>
          <text:p text:style-name="P11">Analog / Int LED / Ext LED Power Status (On/<text:span text:style-name="T8">Off) in grüner oder roter Farbe</text:span></text:p>
        </text:list-item>
        <text:list-item>
          <text:p text:style-name="P12">Charge State und Voltages nach links, vor LEDs </text:p>
          <text:list>
            <text:list-item>
              <text:p text:style-name="P10">Charge State sollte als erstes geprüft werden, da Akku-Halter-Verbindung wacklig und dann Fault signalisiert → echter Fault muss zunächst ausgeschlossen werden (prüfen dass Fastcharge funktioniert)</text:p>
            </text:list-item>
          </text:list>
        </text:list-item>
        <text:list-item>
          <text:p text:style-name="P13">Spannungen Hintergrundfarbe (Bewertung):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5">Grün</text:p>
          </table:table-cell>
          <table:table-cell table:style-name="Tabelle1.A1" office:value-type="string">
            <text:p text:style-name="P15">Gelb</text:p>
          </table:table-cell>
          <table:table-cell table:style-name="Tabelle1.D1" office:value-type="string">
            <text:p text:style-name="P15">Rot</text:p>
          </table:table-cell>
        </table:table-row>
        <table:table-row>
          <table:table-cell table:style-name="Tabelle1.A2" office:value-type="string">
            <text:p text:style-name="P15">Accu Voltage</text:p>
          </table:table-cell>
          <table:table-cell table:style-name="Tabelle1.A2" office:value-type="string">
            <text:p text:style-name="P16">2.<text:span text:style-name="T9">8</text:span> &lt;= U &lt; 3.<text:span text:style-name="T10">2</text:span>V</text:p>
            <text:p text:style-name="P16">wenn Ladestrom</text:p>
            <text:p text:style-name="P16"/>
            <text:p text:style-name="P16">2.5 &lt;= U &lt; 2.<text:span text:style-name="T11">9V</text:span></text:p>
            <text:p text:style-name="P17">wenn kein Ladestrom</text:p>
          </table:table-cell>
          <table:table-cell table:style-name="Tabelle1.A2" office:value-type="string">
            <text:p text:style-name="P18"><text:span text:style-name="T9">2.7</text:span> &lt;= U &lt; <text:span text:style-name="T9">2</text:span>.<text:span text:style-name="T9">8</text:span>V</text:p>
            <text:p text:style-name="P19"><text:span text:style-name="T9">3.2</text:span> &lt;= U &lt; 3.3V</text:p>
            <text:p text:style-name="P19">wenn Ladestrom</text:p>
            <text:p text:style-name="P19"/>
            <text:p text:style-name="P19">2.<text:span text:style-name="T11">4</text:span> &lt;= U &lt; 2.<text:span text:style-name="T11">5V</text:span></text:p>
            <text:p text:style-name="P20">2.<text:span text:style-name="T11">9</text:span> &lt;= U &lt; <text:span text:style-name="T11">3.0V</text:span></text:p>
            <text:p text:style-name="P17">wenn kein Ladestrom</text:p>
          </table:table-cell>
          <table:table-cell table:style-name="Tabelle1.D2" office:value-type="string">
            <text:p text:style-name="P21">U &lt; 2.7V</text:p>
            <text:p text:style-name="P21">U &gt;= 3.3V</text:p>
            <text:p text:style-name="P21">wenn Ladestrom</text:p>
            <text:p text:style-name="P21"/>
            <text:p text:style-name="P22">U &lt; 2.4V</text:p>
            <text:p text:style-name="P22">U &gt; 3.0V</text:p>
            <text:p text:style-name="P22">wenn kein Ladestrom</text:p>
          </table:table-cell>
        </table:table-row>
        <table:table-row>
          <table:table-cell table:style-name="Tabelle1.A2" office:value-type="string">
            <text:p text:style-name="P15">USB Voltage</text:p>
          </table:table-cell>
          <table:table-cell table:style-name="Tabelle1.A2" office:value-type="string">
            <text:p text:style-name="P23">4.4 &lt;= <text:span text:style-name="T12">U</text:span> &lt; 4.6V</text:p>
            <text:p text:style-name="P23">4.9 &lt;= U &lt; 5.0V</text:p>
          </table:table-cell>
          <table:table-cell table:style-name="Tabelle1.A2" office:value-type="string">
            <text:p text:style-name="P23">4.3 &lt;= <text:span text:style-name="T12">U</text:span> &lt; 4.4V</text:p>
            <text:p text:style-name="P23">4.6 &lt;= <text:span text:style-name="T12">U</text:span> &lt; 4.9V</text:p>
            <text:p text:style-name="P23">5.0 &lt;= <text:span text:style-name="T12">U</text:span> &lt; 5.<text:span text:style-name="T9">2</text:span>V</text:p>
          </table:table-cell>
          <table:table-cell table:style-name="Tabelle1.D2" office:value-type="string">
            <text:p text:style-name="P24">U &lt; 4.3V</text:p>
            <text:p text:style-name="P24">U &gt;= 5.<text:span text:style-name="T9">2</text:span>V</text:p>
          </table:table-cell>
        </table:table-row>
        <table:table-row>
          <table:table-cell table:style-name="Tabelle1.A2" office:value-type="string">
            <text:p text:style-name="P15">Dig. Voltage</text:p>
          </table:table-cell>
          <table:table-cell table:style-name="Tabelle1.A2" office:value-type="string">
            <text:p text:style-name="P25">3.2 &lt;= U &lt;3.35V</text:p>
          </table:table-cell>
          <table:table-cell table:style-name="Tabelle1.A2" office:value-type="string">
            <text:p text:style-name="P26">3.<text:span text:style-name="T13">15</text:span> &lt;= U &lt;3.<text:span text:style-name="T13">2</text:span>V</text:p>
            <text:p text:style-name="P26">3.<text:span text:style-name="T13">35</text:span> &lt;= U &lt;3.<text:span text:style-name="T13">4</text:span>V</text:p>
          </table:table-cell>
          <table:table-cell table:style-name="Tabelle1.D2" office:value-type="string">
            <text:p text:style-name="P27">U &lt; <text:span text:style-name="T13">3.15</text:span>V</text:p>
            <text:p text:style-name="P27">U &gt;= <text:span text:style-name="T13">3.4</text:span>V</text:p>
          </table:table-cell>
        </table:table-row>
      </table:table>
      <text:p text:style-name="P28"><text:soft-page-break/></text:p>
      <text:list text:continue-numbering="true" text:style-name="L1">
        <text:list-item>
          <text:list>
            <text:list-item>
              <text:p text:style-name="P29">Ladestrom </text:p>
              <text:list>
                <text:list-item>
                  <text:p text:style-name="P29">fließt, wenn U(USB) zwischen 4.3 und 4.7V</text:p>
                </text:list-item>
                <text:list-item>
                  <text:p text:style-name="P29">fließt nicht, wenn U(USB) zwischen 4.8 und 5.2V</text:p>
                </text:list-item>
                <text:list-item>
                  <text:p text:style-name="P30"><text:span text:style-name="T14">andere Spannungen sollten nicht vorkommen, USB wird dann Rot </text:span><text:span text:style-name="T15">und</text:span><text:span text:style-name="T14"> Accu nicht bewertet</text:span></text:p>
                </text:list-item>
              </text:list>
            </text:list-item>
          </text:list>
        </text:list-item>
      </text:list>
      <text:p text:style-name="P31"/>
      <text:p text:style-name="P31"/>
      <text:p text:style-name="P32">Ergänzungen Franz</text:p>
      <text:p text:style-name="P32"/>
      <text:list text:style-name="L2">
        <text:list-item>
          <text:p text:style-name="P33">pyftdi entfernen</text:p>
        </text:list-item>
        <text:list-item>
          <text:p text:style-name="P34">Threads einführen → measurements</text:p>
        </text:list-item>
        <text:list-item>
          <text:p text:style-name="P34">export to C/C++? </text:p>
        </text:list-item>
        <text:list-item>
          <text:p text:style-name="P34">disable trigger mode for sound flashing </text:p>
        </text:list-item>
      </text:list>
      <text:p text:style-name="P35"/>
      <text:p text:style-name="P36">Test-Software mit automatischem Ablauf</text:p>
      <text:p text:style-name="P37"/>
      <text:list text:style-name="L3">
        <text:list-item>
          <text:p text:style-name="P38">vom Prinzip her wie Qiu (alt) Test-Software</text:p>
        </text:list-item>
        <text:list-item>
          <text:p text:style-name="P39">richtige (aktuelle) Firmware-Version zu Beginn eingeben</text:p>
        </text:list-item>
        <text:list-item>
          <text:p text:style-name="P39">bei Test wird FW abgefragt und angezeigt → grün oder rot hinterlegen</text:p>
        </text:list-item>
        <text:list-item>
          <text:p text:style-name="P40"><text:span text:style-name="T6">Prüfungen (diverse Funktionen)</text:span> siehe Arbeitsanleitung</text:p>
          <text:list>
            <text:list-item>
              <text:p text:style-name="P40">\COLP\02_Fertigung\Arbeitsanleitungen<text:span text:style-name="T6">\COLP_Inbetriebnahme_AA_V1-0.odt</text:span></text:p>
            </text:list-item>
            <text:list-item>
              <text:p text:style-name="P38">ab Connect ...</text:p>
            </text:list-item>
          </text:list>
        </text:list-item>
      </text:list>
      <text:list text:style-name="L4">
        <text:list-item>
          <text:p text:style-name="P41">jeweils mit Enter (Button) bestätigen, wenn ok</text:p>
        </text:list-item>
        <text:list-item>
          <text:p text:style-name="P42">Ablauf sollte abgebrochen werden können → nicht wie bei bisheriger Qiu<text:span text:style-name="T16">1</text:span>-Test-SW <text:span text:style-name="T17">(CLOSE lässt sich nicht drücken)</text:span></text:p>
        </text:list-item>
        <text:list-item>
          <text:p text:style-name="P43">mit <text:span text:style-name="T3">Erstellung von Protokoll-Datei</text:span></text:p>
          <text:list>
            <text:list-item>
              <text:p text:style-name="P43">Eingabe der aktuellen Seriennummer</text:p>
            </text:list-item>
            <text:list-item>
              <text:p text:style-name="P43">Ausgabe von Tabelle → SN / Status / Bemerkung (Fehler/Auffälligkeiten)</text:p>
            </text:list-item>
            <text:list-item>
              <text:p text:style-name="P44">sollte später in Prüfprotokoll-Vorlage eingefügt werden können</text:p>
              <text:list>
                <text:list-item>
                  <text:p text:style-name="P44">Form siehe \COLP\02_Fertigung\Serien\24-2<text:span text:style-name="T18">\..._PP</text:span></text:p>
                </text:list-item>
              </text:list>
            </text:list-item>
            <text:list-item>
              <text:p text:style-name="P43"><text:span text:style-name="T19">Funktionss</text:span>tatus <text:span text:style-name="T20">(Funktion)</text:span>:</text:p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5">Farbe</text:p>
          </table:table-cell>
          <table:table-cell table:style-name="Tabelle2.A1" office:value-type="string">
            <text:p text:style-name="P45">Farbe</text:p>
          </table:table-cell>
          <table:table-cell table:style-name="Tabelle2.A1" office:value-type="string">
            <text:p text:style-name="P45">Status</text:p>
          </table:table-cell>
          <table:table-cell table:style-name="Tabelle2.D1" office:value-type="string">
            <text:p text:style-name="P45">Taste (Kürzel)</text:p>
          </table:table-cell>
        </table:table-row>
        <table:table-row>
          <table:table-cell table:style-name="Tabelle2.A2" office:value-type="string">
            <text:p text:style-name="P46"/>
          </table:table-cell>
          <table:table-cell table:style-name="Tabelle2.B2" office:value-type="string">
            <text:p text:style-name="P47">LightBlue</text:p>
          </table:table-cell>
          <table:table-cell table:style-name="Tabelle2.C2" office:value-type="string">
            <text:p text:style-name="P48">ungeprüft</text:p>
          </table:table-cell>
          <table:table-cell table:style-name="Tabelle2.D2" office:value-type="string">
            <text:p text:style-name="P49">u</text:p>
          </table:table-cell>
        </table:table-row>
        <table:table-row>
          <table:table-cell table:style-name="Tabelle2.A3" office:value-type="string">
            <text:p text:style-name="P46"><text:s/></text:p>
          </table:table-cell>
          <table:table-cell table:style-name="Tabelle2.B3" office:value-type="string">
            <text:p text:style-name="P47">LimeGreen</text:p>
          </table:table-cell>
          <table:table-cell table:style-name="Tabelle2.C3" office:value-type="string">
            <text:p text:style-name="P48">ok (auf Anhieb)</text:p>
          </table:table-cell>
          <table:table-cell table:style-name="Tabelle2.D3" office:value-type="string">
            <text:p text:style-name="P49">o</text:p>
          </table:table-cell>
        </table:table-row>
        <table:table-row>
          <table:table-cell table:style-name="Tabelle2.A4" office:value-type="string">
            <text:p text:style-name="P46"/>
          </table:table-cell>
          <table:table-cell table:style-name="Tabelle2.B4" office:value-type="string">
            <text:p text:style-name="P47">YellowGreen</text:p>
          </table:table-cell>
          <table:table-cell table:style-name="Tabelle2.C4" office:value-type="string">
            <text:p text:style-name="P48">ok, erst fehlerhaft, wurde repariert</text:p>
          </table:table-cell>
          <table:table-cell table:style-name="Tabelle2.D4" office:value-type="string">
            <text:p text:style-name="P49">r</text:p>
          </table:table-cell>
        </table:table-row>
        <table:table-row>
          <table:table-cell table:style-name="Tabelle2.A5" office:value-type="string">
            <text:p text:style-name="P46"><text:s/></text:p>
          </table:table-cell>
          <table:table-cell table:style-name="Tabelle2.B5" office:value-type="string">
            <text:p text:style-name="P47">Gelb</text:p>
          </table:table-cell>
          <table:table-cell table:style-name="Tabelle2.C5" office:value-type="string">
            <text:p text:style-name="P50">auffällig / unklar</text:p>
          </table:table-cell>
          <table:table-cell table:style-name="Tabelle2.D5" office:value-type="string">
            <text:p text:style-name="P49">a</text:p>
          </table:table-cell>
        </table:table-row>
        <table:table-row>
          <table:table-cell table:style-name="Tabelle2.A6" office:value-type="string">
            <text:p text:style-name="P46"/>
          </table:table-cell>
          <table:table-cell table:style-name="Tabelle2.B5" office:value-type="string">
            <text:p text:style-name="P51">Orange</text:p>
          </table:table-cell>
          <table:table-cell table:style-name="Tabelle2.C5" office:value-type="string">
            <text:p text:style-name="P52">fehlerhaft, Ursache sichtbar (z.B. Grabstein oder anderer Lötfehler)</text:p>
          </table:table-cell>
          <table:table-cell table:style-name="Tabelle2.D5" office:value-type="string">
            <text:p text:style-name="P49">f</text:p>
          </table:table-cell>
        </table:table-row>
        <table:table-row>
          <table:table-cell table:style-name="Tabelle2.A7" office:value-type="string">
            <text:p text:style-name="P46"><text:s/></text:p>
          </table:table-cell>
          <table:table-cell table:style-name="Tabelle2.B7" office:value-type="string">
            <text:p text:style-name="P47">Orange<text:span text:style-name="T21">Red</text:span></text:p>
          </table:table-cell>
          <table:table-cell table:style-name="Tabelle2.C7" office:value-type="string">
            <text:p text:style-name="P50">fehlerhaft, <text:span text:style-name="T21">Ursache noch unbekannt,</text:span> Reparatur denkbar</text:p>
          </table:table-cell>
          <table:table-cell table:style-name="Tabelle2.D7" office:value-type="string">
            <text:p text:style-name="P49">d</text:p>
          </table:table-cell>
        </table:table-row>
        <text:soft-page-break/>
        <table:table-row>
          <table:table-cell table:style-name="Tabelle2.A8" office:value-type="string">
            <text:p text:style-name="P46"><text:s/></text:p>
          </table:table-cell>
          <table:table-cell table:style-name="Tabelle2.B8" office:value-type="string">
            <text:p text:style-name="P51">HotPink</text:p>
          </table:table-cell>
          <table:table-cell table:style-name="Tabelle2.C8" office:value-type="string">
            <text:p text:style-name="P50"><text:span text:style-name="T22">f</text:span>ehlerhaft, aussortiert, keine Reparatur </text:p>
          </table:table-cell>
          <table:table-cell table:style-name="Tabelle2.D8" office:value-type="string">
            <text:p text:style-name="P49">s</text:p>
          </table:table-cell>
        </table:table-row>
        <table:table-row>
          <table:table-cell table:style-name="Tabelle2.A9" office:value-type="string">
            <text:p text:style-name="P46"><text:s/></text:p>
          </table:table-cell>
          <table:table-cell table:style-name="Tabelle2.B9" office:value-type="string">
            <text:p text:style-name="P47"><text:span text:style-name="T23">Dark</text:span>Gray</text:p>
          </table:table-cell>
          <table:table-cell table:style-name="Tabelle2.C9" office:value-type="string">
            <text:p text:style-name="P48">LP zu Nummer existiert nicht <text:span text:style-name="T24">(Aufkleber oder LP weg)</text:span></text:p>
          </table:table-cell>
          <table:table-cell table:style-name="Tabelle2.D9" office:value-type="string">
            <text:p text:style-name="P49">n</text:p>
          </table:table-cell>
        </table:table-row>
        <table:table-row>
          <table:table-cell table:style-name="Tabelle2.A10" office:value-type="string">
            <text:p text:style-name="P46"><text:s/></text:p>
          </table:table-cell>
          <table:table-cell table:style-name="Tabelle2.B10" office:value-type="string">
            <text:p text:style-name="P53"/>
          </table:table-cell>
          <table:table-cell table:style-name="Tabelle2.C10" office:value-type="string">
            <text:p text:style-name="P54"/>
          </table:table-cell>
          <table:table-cell table:style-name="Tabelle2.D10" office:value-type="string">
            <text:p text:style-name="P54"/>
          </table:table-cell>
        </table:table-row>
      </table:table>
      <text:list text:continue-numbering="true" text:style-name="L4">
        <text:list-item>
          <text:list>
            <text:list-header>
              <text:p text:style-name="P43"/>
            </text:list-header>
            <text:list-item>
              <text:p text:style-name="P55">zunächst alle auf ungeprüft setzten</text:p>
            </text:list-item>
            <text:list-item>
              <text:p text:style-name="P55">bei Fehler zunächst Orange, erst später Rot wenn klar dass Reparutur nicht möglich oder Aufwand zu groß</text:p>
            </text:list-item>
            <text:list-item>
              <text:p text:style-name="P55">gelb wird später noch mal angeschaut, ggf. durch andere Person</text:p>
            </text:list-item>
          </text:list>
        </text:list-item>
      </text:list>
      <text:p text:style-name="P56"/>
      <text:list text:continue-numbering="true" text:style-name="L4">
        <text:list-item>
          <text:p text:style-name="P41">später wäre Datenbank-basierte Verwaltung gut <text:s/>(bis dahin mit ods-Datei)</text:p>
        </text:list-item>
      </text:list>
      <text:p text:style-name="P57"/>
      <text:p text:style-name="P57"/>
      <text:p text:style-name="P58">Separate GUI für Akku-Lade-Tests</text:p>
      <text:p text:style-name="P59"/>
      <text:list text:style-name="L5">
        <text:list-item>
          <text:p text:style-name="P60">auf Basis von alter Test-SW 990.0.0.49 → Accu Charge State Log</text:p>
        </text:list-item>
      </text:list>
      <text:list text:style-name="L6">
        <text:list-item>
          <text:p text:style-name="P61">Erstellung von Logging-File </text:p>
          <text:list>
            <text:list-item>
              <text:p text:style-name="P62">USB Voltage mit loggen</text:p>
            </text:list-item>
          </text:list>
        </text:list-item>
        <text:list-item>
          <text:p text:style-name="P63">Anzeigen <text:span text:style-name="T25">(Wert)</text:span>:</text:p>
          <text:list>
            <text:list-item>
              <text:p text:style-name="P63">Accu Voltage</text:p>
            </text:list-item>
            <text:list-item>
              <text:p text:style-name="P63">USB Voltage</text:p>
            </text:list-item>
            <text:list-item>
              <text:p text:style-name="P63">CC1_<text:span text:style-name="T25">M <text:s/>(geglättetes ChargeControl-Signal von Laderegler – schaltet Ladestrom ein-aus)</text:span></text:p>
            </text:list-item>
            <text:list-item>
              <text:p text:style-name="P64">CHRGSTAT (Signal am MSP – <text:span text:style-name="T26">entspricht Leuchten/Blinken von Laderegler-Status-LED</text:span>)</text:p>
            </text:list-item>
            <text:list-item>
              <text:p text:style-name="P64">Charge State (Ergebnis der Firmware-Funktion)</text:p>
            </text:list-item>
            <text:list-item>
              <text:p text:style-name="P64">Zeit <text:span text:style-name="T27">(Dauer in h-min-s)</text:span> ab Testbeginn – entweder <text:span text:style-name="T27">kontinuierlich oder Anzeige auf Abruf</text:span></text:p>
            </text:list-item>
            <text:list-item>
              <text:p text:style-name="P65">Zeit <text:span text:style-name="T27">(Dauer in h-min-s) für Fastcharge-Phase – stoppt wenn in Topoff-Ladephase übergeht </text:span></text:p>
            </text:list-item>
            <text:list-item>
              <text:p text:style-name="P66">Zeit (Dauer in h-min-s) für Topoff-Ladephase – ist im Normalfall ca. 1h21min (Timerablauf)</text:p>
            </text:list-item>
          </text:list>
        </text:list-item>
        <text:list-item>
          <text:p text:style-name="P64">Kurven (Zeitverlauf) - nach Bedarf aktivierbar</text:p>
          <text:list>
            <text:list-item>
              <text:p text:style-name="P66">Accu Voltage (auch über größere Zeitskala)</text:p>
            </text:list-item>
            <text:list-item>
              <text:p text:style-name="P66">CC1_M (auch über größere Zeitskala)</text:p>
            </text:list-item>
            <text:list-item>
              <text:p text:style-name="P66">CHRGSTAT (kleinere Zeitskala – wie bei Pulssignal)</text:p>
            </text:list-item>
          </text:list>
        </text:list-item>
      </text:list>
      <text:p text:style-name="P67"/>
      <text:list text:continue-numbering="true" text:style-name="L6">
        <text:list-item>
          <text:p text:style-name="P61">Akku-Entlade-Test</text:p>
          <text:list>
            <text:list-item>
              <text:p text:style-name="P61">..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7:04:02.707000000</meta:creation-date>
    <dc:title>Standardvorlage</dc:title>
    <meta:editing-duration>PT1H44M55S</meta:editing-duration>
    <meta:editing-cycles>19</meta:editing-cycles>
    <meta:generator>LibreOffice/24.8.3.2$Linux_X86_64 LibreOffice_project/e14c9fdd1f585efcbb2c5363087a99d20928d522</meta:generator>
    <dc:date>2024-11-21T10:23:23.247130276</dc:date>
    <meta:document-statistic meta:table-count="2" meta:image-count="0" meta:object-count="0" meta:page-count="3" meta:paragraph-count="138" meta:word-count="685" meta:character-count="4226" meta:non-whitespace-character-count="3711"/>
    <meta:template xlink:type="simple" xlink:actuate="onRequest" xlink:title="Standardvorlage" xlink:href="../../../../../../C:/Users/Teletronic/AppData/Roaming/LibreOffice/4/user/template/Standardvorlage.ott" meta:date="2024-10-29T17:04:02.197000000"/>
  </office:meta>
</office:document-meta>
</file>